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c95b3"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bc95b3" officeooo:paragraph-rsid="016365c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9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91" style:family="paragraph" style:parent-style-name="Standard">
      <style:text-properties officeooo:paragraph-rsid="002b79ef"/>
    </style:style>
    <style:style style:name="P92" style:family="paragraph" style:parent-style-name="Standard">
      <style:text-properties officeooo:paragraph-rsid="0049552b"/>
    </style:style>
    <style:style style:name="P93" style:family="paragraph" style:parent-style-name="Standard">
      <style:text-properties officeooo:paragraph-rsid="004b0222"/>
    </style:style>
    <style:style style:name="P94" style:family="paragraph" style:parent-style-name="Standard">
      <style:text-properties officeooo:rsid="004c019b" officeooo:paragraph-rsid="004c019b"/>
    </style:style>
    <style:style style:name="P95" style:family="paragraph" style:parent-style-name="Standard">
      <style:text-properties officeooo:rsid="004c019b" officeooo:paragraph-rsid="01537840"/>
    </style:style>
    <style:style style:name="P96" style:family="paragraph" style:parent-style-name="Standard">
      <style:text-properties officeooo:rsid="004ce80a" officeooo:paragraph-rsid="004ce80a"/>
    </style:style>
    <style:style style:name="P97" style:family="paragraph" style:parent-style-name="Standard">
      <style:text-properties officeooo:paragraph-rsid="004ce80a"/>
    </style:style>
    <style:style style:name="P98" style:family="paragraph" style:parent-style-name="Standard">
      <style:text-properties officeooo:rsid="004e2623" officeooo:paragraph-rsid="004e2623"/>
    </style:style>
    <style:style style:name="P99" style:family="paragraph" style:parent-style-name="Standard">
      <style:text-properties officeooo:rsid="00507965" officeooo:paragraph-rsid="00507965"/>
    </style:style>
    <style:style style:name="P100" style:family="paragraph" style:parent-style-name="Standard">
      <style:text-properties officeooo:rsid="0053e51a" officeooo:paragraph-rsid="00546d96"/>
    </style:style>
    <style:style style:name="P101" style:family="paragraph" style:parent-style-name="Standard">
      <style:text-properties officeooo:rsid="0056185e" officeooo:paragraph-rsid="0056185e"/>
    </style:style>
    <style:style style:name="P102" style:family="paragraph" style:parent-style-name="Standard">
      <style:text-properties officeooo:rsid="005b63f9" officeooo:paragraph-rsid="005b63f9"/>
    </style:style>
    <style:style style:name="P103" style:family="paragraph" style:parent-style-name="Standard">
      <style:text-properties officeooo:rsid="006ba9aa" officeooo:paragraph-rsid="006ba9aa"/>
    </style:style>
    <style:style style:name="P104"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105"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Standard">
      <style:text-properties officeooo:paragraph-rsid="0074abb4"/>
    </style:style>
    <style:style style:name="P107" style:family="paragraph" style:parent-style-name="Standard">
      <style:text-properties officeooo:paragraph-rsid="0064e9dc"/>
    </style:style>
    <style:style style:name="P108" style:family="paragraph" style:parent-style-name="Standard">
      <style:text-properties officeooo:paragraph-rsid="00742613"/>
    </style:style>
    <style:style style:name="P109" style:family="paragraph" style:parent-style-name="Standard">
      <style:text-properties officeooo:rsid="00ae38ca" officeooo:paragraph-rsid="00ae38ca"/>
    </style:style>
    <style:style style:name="P110" style:family="paragraph" style:parent-style-name="Standard">
      <style:text-properties officeooo:rsid="0074027a" officeooo:paragraph-rsid="0074027a"/>
    </style:style>
    <style:style style:name="P111" style:family="paragraph" style:parent-style-name="Standard">
      <style:text-properties officeooo:paragraph-rsid="0061dc41"/>
    </style:style>
    <style:style style:name="P112" style:family="paragraph" style:parent-style-name="Standard">
      <style:text-properties officeooo:rsid="0054f08c" officeooo:paragraph-rsid="0054f08c"/>
    </style:style>
    <style:style style:name="P113" style:family="paragraph" style:parent-style-name="Standard">
      <style:text-properties officeooo:paragraph-rsid="0047cd17"/>
    </style:style>
    <style:style style:name="P114" style:family="paragraph" style:parent-style-name="Standard">
      <style:text-properties officeooo:rsid="00c2a1ef" officeooo:paragraph-rsid="00c2a1ef"/>
    </style:style>
    <style:style style:name="P115" style:family="paragraph" style:parent-style-name="Standard">
      <style:text-properties officeooo:paragraph-rsid="00e36a3b"/>
    </style:style>
    <style:style style:name="P116" style:family="paragraph" style:parent-style-name="Standard">
      <style:text-properties officeooo:paragraph-rsid="00e9f6b2"/>
    </style:style>
    <style:style style:name="P117" style:family="paragraph" style:parent-style-name="Standard">
      <style:text-properties officeooo:paragraph-rsid="00edb013"/>
    </style:style>
    <style:style style:name="P118" style:family="paragraph" style:parent-style-name="Standard">
      <style:text-properties officeooo:paragraph-rsid="006958c2"/>
    </style:style>
    <style:style style:name="P119" style:family="paragraph" style:parent-style-name="Standard">
      <style:text-properties officeooo:paragraph-rsid="007cd0c4"/>
    </style:style>
    <style:style style:name="P120" style:family="paragraph" style:parent-style-name="Standard">
      <style:text-properties officeooo:rsid="010763d6" officeooo:paragraph-rsid="010763d6"/>
    </style:style>
    <style:style style:name="P121" style:family="paragraph" style:parent-style-name="Standard">
      <style:text-properties officeooo:rsid="01225a13" officeooo:paragraph-rsid="010763d6"/>
    </style:style>
    <style:style style:name="P122" style:family="paragraph" style:parent-style-name="Standard">
      <style:text-properties officeooo:rsid="0136035f" officeooo:paragraph-rsid="0136035f"/>
    </style:style>
    <style:style style:name="P123" style:family="paragraph" style:parent-style-name="Standard">
      <style:text-properties officeooo:paragraph-rsid="013e6c50"/>
    </style:style>
    <style:style style:name="P124" style:family="paragraph" style:parent-style-name="Standard">
      <style:text-properties officeooo:rsid="013e6c50" officeooo:paragraph-rsid="013e6c50"/>
    </style:style>
    <style:style style:name="P125" style:family="paragraph" style:parent-style-name="Standard">
      <style:text-properties officeooo:rsid="01537840" officeooo:paragraph-rsid="01537840"/>
    </style:style>
    <style:style style:name="P126" style:family="paragraph" style:parent-style-name="Standard">
      <style:text-properties officeooo:paragraph-rsid="007e1b17"/>
    </style:style>
    <style:style style:name="P127" style:family="paragraph" style:parent-style-name="Standard">
      <style:text-properties officeooo:rsid="01776cfb" officeooo:paragraph-rsid="01776cfb"/>
    </style:style>
    <style:style style:name="P128" style:family="paragraph" style:parent-style-name="Standard">
      <style:paragraph-properties fo:break-before="page"/>
      <style:text-properties officeooo:rsid="009a9b16" officeooo:paragraph-rsid="009a9b16"/>
    </style:style>
    <style:style style:name="P129" style:family="paragraph" style:parent-style-name="Heading_20_2">
      <style:paragraph-properties fo:break-before="page"/>
      <style:text-properties fo:color="#729fcf" loext:opacity="100%"/>
    </style:style>
    <style:style style:name="P130"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42"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43"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44" style:family="paragraph" style:parent-style-name="Heading_20_2">
      <style:paragraph-properties fo:break-before="page"/>
      <style:text-properties officeooo:paragraph-rsid="0049552b"/>
    </style:style>
    <style:style style:name="P145" style:family="paragraph" style:parent-style-name="Heading_20_2">
      <style:paragraph-properties fo:break-before="page"/>
      <style:text-properties officeooo:paragraph-rsid="007cd0c4"/>
    </style:style>
    <style:style style:name="P146"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47"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48"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22">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4">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5">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6">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7">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7">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7">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7">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7">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7">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7">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7">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17">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7">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text-properties fo:color="#000000" loext:opacity="1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210" style:family="paragraph" style:parent-style-name="Standard" style:list-style-name="L18">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11" style:family="paragraph" style:parent-style-name="Standard" style:list-style-name="L19">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12" style:family="paragraph" style:parent-style-name="Standard" style:list-style-name="L19">
      <style:text-properties fo:color="#000000" loext:opacity="100%" style:font-name="Arial" fo:font-size="12pt" fo:font-style="normal" fo:font-weight="normal" officeooo:rsid="01758ba1" officeooo:paragraph-rsid="01758ba1" style:font-name-asian="Microsoft YaHei" style:font-size-asian="10.5pt" style:font-style-asian="normal" style:font-weight-asian="normal" style:font-name-complex="Arial1" style:font-size-complex="12pt" style:font-style-complex="normal" style:font-weight-complex="normal"/>
    </style:style>
    <style:style style:name="P213" style:family="paragraph" style:parent-style-name="Standard" style:list-style-name="L20">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214" style:family="paragraph" style:parent-style-name="Standard" style:list-style-name="L19">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15" style:family="paragraph" style:parent-style-name="Standard" style:list-style-name="L19">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16" style:family="paragraph" style:parent-style-name="Standard" style:list-style-name="L21">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217" style:family="paragraph" style:parent-style-name="Standard" style:list-style-name="L22">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18" style:family="paragraph" style:parent-style-name="Standard" style:list-style-name="L22">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19" style:family="paragraph" style:parent-style-name="Standard" style:list-style-name="L22">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20" style:family="paragraph" style:parent-style-name="Standard" style:list-style-name="L23">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21" style:family="paragraph" style:parent-style-name="Standard" style:list-style-name="L24">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22" style:family="paragraph" style:parent-style-name="Standard" style:list-style-name="L2">
      <style:text-properties officeooo:rsid="004ce80a" officeooo:paragraph-rsid="004ce80a"/>
    </style:style>
    <style:style style:name="P223" style:family="paragraph" style:parent-style-name="Standard" style:list-style-name="L2">
      <style:text-properties officeooo:rsid="004ce80a" officeooo:paragraph-rsid="00fa68e4"/>
    </style:style>
    <style:style style:name="P224" style:family="paragraph" style:parent-style-name="Standard" style:list-style-name="L2">
      <style:text-properties officeooo:rsid="00adbf1e" officeooo:paragraph-rsid="00fa68e4"/>
    </style:style>
    <style:style style:name="P225" style:family="paragraph" style:parent-style-name="Standard" style:list-style-name="L2">
      <style:text-properties officeooo:rsid="00f86871" officeooo:paragraph-rsid="00f86871"/>
    </style:style>
    <style:style style:name="P226" style:family="paragraph" style:parent-style-name="Standard" style:list-style-name="L2">
      <style:text-properties officeooo:rsid="0078a63e" officeooo:paragraph-rsid="0078a63e"/>
    </style:style>
    <style:style style:name="P227" style:family="paragraph" style:parent-style-name="Standard" style:list-style-name="L3">
      <style:text-properties officeooo:rsid="0056185e" officeooo:paragraph-rsid="0056185e"/>
    </style:style>
    <style:style style:name="P228" style:family="paragraph" style:parent-style-name="Standard" style:list-style-name="L4">
      <style:text-properties officeooo:rsid="00731b80" officeooo:paragraph-rsid="00731b80"/>
    </style:style>
    <style:style style:name="P229" style:family="paragraph" style:parent-style-name="Standard" style:list-style-name="L4">
      <style:text-properties officeooo:rsid="00ae38ca" officeooo:paragraph-rsid="00ae38ca"/>
    </style:style>
    <style:style style:name="P230" style:family="paragraph" style:parent-style-name="Standard" style:list-style-name="L5">
      <style:text-properties officeooo:rsid="00ae38ca" officeooo:paragraph-rsid="00ae38ca"/>
    </style:style>
    <style:style style:name="P231" style:family="paragraph" style:parent-style-name="Standard" style:list-style-name="L4">
      <style:text-properties officeooo:rsid="01056a16" officeooo:paragraph-rsid="01056a16"/>
    </style:style>
    <style:style style:name="P232" style:family="paragraph" style:parent-style-name="Standard" style:list-style-name="L7">
      <style:text-properties officeooo:paragraph-rsid="00515e87"/>
    </style:style>
    <style:style style:name="P233" style:family="paragraph" style:parent-style-name="Standard" style:list-style-name="L7">
      <style:text-properties officeooo:rsid="00507965" officeooo:paragraph-rsid="00515e87"/>
    </style:style>
    <style:style style:name="P234" style:family="paragraph" style:parent-style-name="Standard" style:list-style-name="L9">
      <style:text-properties officeooo:rsid="0082b4bd" officeooo:paragraph-rsid="0082b4bd"/>
    </style:style>
    <style:style style:name="P235" style:family="paragraph" style:parent-style-name="Standard" style:list-style-name="L13">
      <style:text-properties officeooo:paragraph-rsid="0075cab7"/>
    </style:style>
    <style:style style:name="P236" style:family="paragraph" style:parent-style-name="Standard" style:list-style-name="L13">
      <style:text-properties officeooo:rsid="00eb7bbc" officeooo:paragraph-rsid="00eb7bbc"/>
    </style:style>
    <style:style style:name="P237" style:family="paragraph" style:parent-style-name="Standard" style:list-style-name="L17">
      <style:text-properties officeooo:paragraph-rsid="008645a2"/>
    </style:style>
    <style:style style:name="P238" style:family="paragraph" style:parent-style-name="Standard" style:list-style-name="L19">
      <style:text-properties officeooo:paragraph-rsid="00e36a3b"/>
    </style:style>
    <style:style style:name="P239" style:family="paragraph" style:parent-style-name="Standard" style:list-style-name="L19">
      <style:text-properties officeooo:rsid="0155fddf" officeooo:paragraph-rsid="0155fddf"/>
    </style:style>
    <style:style style:name="P240" style:family="paragraph" style:parent-style-name="Standard" style:list-style-name="L19">
      <style:text-properties officeooo:rsid="00e742d1" officeooo:paragraph-rsid="00e742d1"/>
    </style:style>
    <style:style style:name="P241" style:family="paragraph" style:parent-style-name="Standard" style:list-style-name="L22">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2pt" fo:font-style="normal" fo:font-weight="normal" officeooo:rsid="01785928" style:font-name-asian="Microsoft YaHei" style:font-size-asian="10.5pt" style:font-style-asian="normal" style:font-weight-asian="normal" style:font-name-complex="Arial1" style:font-size-complex="12pt" style:font-style-complex="normal" style:font-weight-complex="normal"/>
    </style:style>
    <style:style style:name="T62" style:family="text">
      <style:text-properties fo:color="#000000" loext:opacity="100%" style:font-name="Arial" fo:font-size="15pt" fo:font-weight="bold" officeooo:rsid="002b79ef" style:font-size-asian="15pt" style:font-weight-asian="bold" style:font-size-complex="15pt" style:font-weight-complex="bold"/>
    </style:style>
    <style:style style:name="T63" style:family="text">
      <style:text-properties fo:color="#000000" loext:opacity="100%" style:font-name="Arial" fo:font-size="15pt" fo:font-weight="bold" officeooo:rsid="0047cd17" style:font-size-asian="15pt" style:font-weight-asian="bold" style:font-size-complex="15pt" style:font-weight-complex="bold"/>
    </style:style>
    <style:style style:name="T64" style:family="text">
      <style:text-properties fo:color="#000000" loext:opacity="100%" style:font-name="Arial" fo:font-size="15pt" fo:font-weight="normal" style:font-size-asian="15pt" style:font-weight-asian="normal" style:font-size-complex="15pt" style:font-weight-complex="normal"/>
    </style:style>
    <style:style style:name="T65" style:family="text">
      <style:text-properties fo:color="#000000" loext:opacity="100%" style:font-name="Arial" fo:font-size="15pt" fo:font-weight="normal" officeooo:rsid="0047cd17" style:font-size-asian="15pt" style:font-weight-asian="normal" style:font-size-complex="15pt" style:font-weight-complex="normal"/>
    </style:style>
    <style:style style:name="T66" style:family="text">
      <style:text-properties fo:color="#000000" loext:opacity="100%" style:font-name="Arial" fo:font-size="15pt" fo:font-weight="normal" officeooo:rsid="002b79ef" style:font-size-asian="15pt" style:font-weight-asian="normal" style:font-size-complex="15pt" style:font-weight-complex="normal"/>
    </style:style>
    <style:style style:name="T67" style:family="text">
      <style:text-properties fo:color="#000000" loext:opacity="100%" style:font-name="Arial" fo:font-size="15pt" fo:font-weight="normal" officeooo:rsid="00724233" style:font-size-asian="15pt" style:font-weight-asian="normal" style:font-size-complex="15pt" style:font-weight-complex="normal"/>
    </style:style>
    <style:style style:name="T68" style:family="text">
      <style:text-properties fo:color="#000000" loext:opacity="100%" style:font-name="Arial" fo:font-size="15pt" fo:font-weight="normal" officeooo:rsid="0095f87e" style:font-size-asian="15pt" style:font-weight-asian="normal" style:font-size-complex="15pt" style:font-weight-complex="normal"/>
    </style:style>
    <style:style style:name="T69" style:family="text">
      <style:text-properties fo:color="#000000" loext:opacity="100%" style:font-name="Arial" fo:font-size="15pt" fo:font-weight="normal" officeooo:rsid="0176dd30" style:font-size-asian="15pt" style:font-weight-asian="normal" style:font-size-complex="15pt" style:font-weight-complex="normal"/>
    </style:style>
    <style:style style:name="T70" style:family="text">
      <style:text-properties officeooo:rsid="0047cd17"/>
    </style:style>
    <style:style style:name="T71" style:family="text">
      <style:text-properties fo:color="#729fcf" loext:opacity="100%"/>
    </style:style>
    <style:style style:name="T72" style:family="text">
      <style:text-properties fo:color="#729fcf" loext:opacity="100%" officeooo:rsid="0047cd17"/>
    </style:style>
    <style:style style:name="T73" style:family="text">
      <style:text-properties fo:color="#729fcf" loext:opacity="100%" officeooo:rsid="0011efd2"/>
    </style:style>
    <style:style style:name="T74"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5"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6"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8"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1" style:family="text">
      <style:text-properties officeooo:rsid="005aa19d"/>
    </style:style>
    <style:style style:name="T82" style:family="text">
      <style:text-properties officeooo:rsid="006fe324"/>
    </style:style>
    <style:style style:name="T83" style:family="text">
      <style:text-properties officeooo:rsid="0076a258"/>
    </style:style>
    <style:style style:name="T84" style:family="text">
      <style:text-properties officeooo:rsid="007ae66a"/>
    </style:style>
    <style:style style:name="T85" style:family="text">
      <style:text-properties officeooo:rsid="008bb4fc"/>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8"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9" style:family="text">
      <style:text-properties officeooo:rsid="00a851e4"/>
    </style:style>
    <style:style style:name="T90" style:family="text">
      <style:text-properties officeooo:rsid="00a9b408"/>
    </style:style>
    <style:style style:name="T91" style:family="text">
      <style:text-properties officeooo:rsid="00badfde"/>
    </style:style>
    <style:style style:name="T92" style:family="text">
      <style:text-properties officeooo:rsid="00bc6688"/>
    </style:style>
    <style:style style:name="T93" style:family="text">
      <style:text-properties officeooo:rsid="00bd4de0"/>
    </style:style>
    <style:style style:name="T94" style:family="text">
      <style:text-properties officeooo:rsid="00be60bf"/>
    </style:style>
    <style:style style:name="T95" style:family="text">
      <style:text-properties officeooo:rsid="00c86404"/>
    </style:style>
    <style:style style:name="T96" style:family="text">
      <style:text-properties officeooo:rsid="00c8eba5"/>
    </style:style>
    <style:style style:name="T97" style:family="text">
      <style:text-properties officeooo:rsid="00d3f207"/>
    </style:style>
    <style:style style:name="T98" style:family="text">
      <style:text-properties officeooo:rsid="00d57d36"/>
    </style:style>
    <style:style style:name="T99" style:family="text">
      <style:text-properties officeooo:rsid="00d733ce"/>
    </style:style>
    <style:style style:name="T100" style:family="text">
      <style:text-properties officeooo:rsid="00dfb58d"/>
    </style:style>
    <style:style style:name="T101" style:family="text">
      <style:text-properties officeooo:rsid="00e09bf5"/>
    </style:style>
    <style:style style:name="T102" style:family="text">
      <style:text-properties officeooo:rsid="00e36a3b"/>
    </style:style>
    <style:style style:name="T103" style:family="text">
      <style:text-properties officeooo:rsid="00e9e3fc"/>
    </style:style>
    <style:style style:name="T104" style:family="text">
      <style:text-properties officeooo:rsid="00f0417c"/>
    </style:style>
    <style:style style:name="T105" style:family="text">
      <style:text-properties officeooo:rsid="00f86871"/>
    </style:style>
    <style:style style:name="T106" style:family="text">
      <style:text-properties officeooo:rsid="01120aa0"/>
    </style:style>
    <style:style style:name="T107" style:family="text">
      <style:text-properties officeooo:rsid="0115f973"/>
    </style:style>
    <style:style style:name="T108" style:family="text">
      <style:text-properties officeooo:rsid="0116201c"/>
    </style:style>
    <style:style style:name="T109" style:family="text">
      <style:text-properties officeooo:rsid="0116bb77"/>
    </style:style>
    <style:style style:name="T110" style:family="text">
      <style:text-properties officeooo:rsid="011795bb"/>
    </style:style>
    <style:style style:name="T111" style:family="text">
      <style:text-properties officeooo:rsid="011bbe0c"/>
    </style:style>
    <style:style style:name="T112" style:family="text">
      <style:text-properties officeooo:rsid="011f8ce0"/>
    </style:style>
    <style:style style:name="T113" style:family="text">
      <style:text-properties officeooo:rsid="012080b0"/>
    </style:style>
    <style:style style:name="T114" style:family="text">
      <style:text-properties officeooo:rsid="0123bbb1"/>
    </style:style>
    <style:style style:name="T115" style:family="text">
      <style:text-properties officeooo:rsid="01252df3"/>
    </style:style>
    <style:style style:name="T116" style:family="text">
      <style:text-properties officeooo:rsid="012b9546"/>
    </style:style>
    <style:style style:name="T117" style:family="text">
      <style:text-properties officeooo:rsid="012d07db"/>
    </style:style>
    <style:style style:name="T118" style:family="text">
      <style:text-properties officeooo:rsid="013da25c"/>
    </style:style>
    <style:style style:name="T119" style:family="text">
      <style:text-properties officeooo:rsid="0140c7b2"/>
    </style:style>
    <style:style style:name="T120" style:family="text">
      <style:text-properties officeooo:rsid="014331db"/>
    </style:style>
    <style:style style:name="T121" style:family="text">
      <style:text-properties officeooo:rsid="0144d8e9"/>
    </style:style>
    <style:style style:name="T122" style:family="text">
      <style:text-properties officeooo:rsid="01463439"/>
    </style:style>
    <style:style style:name="T123" style:family="text">
      <style:text-properties officeooo:rsid="01475101"/>
    </style:style>
    <style:style style:name="T124" style:family="text">
      <style:text-properties officeooo:rsid="014c19b5"/>
    </style:style>
    <style:style style:name="T125" style:family="text">
      <style:text-properties officeooo:rsid="014da3dc"/>
    </style:style>
    <style:style style:name="T126" style:family="text">
      <style:text-properties officeooo:rsid="014ff7bd"/>
    </style:style>
    <style:style style:name="T127" style:family="text">
      <style:text-properties officeooo:rsid="015421ae"/>
    </style:style>
    <style:style style:name="T128" style:family="text">
      <style:text-properties officeooo:rsid="01574c89"/>
    </style:style>
    <style:style style:name="T129" style:family="text">
      <style:text-properties officeooo:rsid="01591a42"/>
    </style:style>
    <style:style style:name="T130" style:family="text">
      <style:text-properties officeooo:rsid="015c4816"/>
    </style:style>
    <style:style style:name="T131" style:family="text">
      <style:text-properties officeooo:rsid="015ec58b"/>
    </style:style>
    <style:style style:name="T132" style:family="text">
      <style:text-properties officeooo:rsid="015f5c44"/>
    </style:style>
    <style:style style:name="T133" style:family="text">
      <style:text-properties officeooo:rsid="016365c7"/>
    </style:style>
    <style:style style:name="T134" style:family="text">
      <style:text-properties officeooo:rsid="0164ae02"/>
    </style:style>
    <style:style style:name="T135" style:family="text">
      <style:text-properties officeooo:rsid="016e8778"/>
    </style:style>
    <style:style style:name="T136" style:family="text">
      <style:text-properties officeooo:rsid="01721c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4">A</text:span><text:span text:style-name="T75">satru PHP -</text:span><text:span text:style-name="T72"> </text:span><text:span text:style-name="T71">D</text:span><text:span text:style-name="T73">ocumentation</text:span></text:p>
      <text:p text:style-name="P2"/>
      <text:p text:style-name="P2"/>
      <text:p text:style-name="P91"><text:span text:style-name="T62">Codename: </text:span><text:span text:style-name="T66">d</text:span><text:span text:style-name="T65">nyAsatruPHP</text:span></text:p>
      <text:p text:style-name="P91"><text:span text:style-name="T62">Author: </text:span><text:span text:style-name="T66">D</text:span><text:span text:style-name="T68">aniel Brendel</text:span><text:span text:style-name="T66"> &lt;</text:span><text:span text:style-name="T86">d</text:span><text:span text:style-name="T87">brendel1988@g</text:span><text:span text:style-name="T88">mail</text:span><text:span text:style-name="T87">.com</text:span><text:span text:style-name="T66">&gt;</text:span></text:p>
      <text:p text:style-name="P113"><text:span text:style-name="T63">License:</text:span><text:span text:style-name="T65"> T</text:span><text:span text:style-name="T67">he MIT license</text:span></text:p>
      <text:p text:style-name="P88"/>
      <text:p text:style-name="P114"><text:span text:style-name="T67">©</text:span><text:span text:style-name="T64"> 2019 – 202</text:span><text:span text:style-name="T69">5</text:span><text:span text:style-name="T64"> by Daniel Brendel</text:span></text:p>
      <text:p text:style-name="P3"/>
      <text:p text:style-name="P4"/>
      <text:p text:style-name="P90">W<text:span text:style-name="T70">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89"/>
      <text:h text:style-name="P129"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476323859" text:style-name="L1">
        <text:list-item>
          <text:p text:style-name="P146">Create a new folder where you want to have your project in</text:p>
        </text:list-item>
        <text:list-item>
          <text:p text:style-name="P146">Open your desired command terminal and switch to the directory</text:p>
        </text:list-item>
        <text:list-item>
          <text:p text:style-name="P146">Run the command: composer create-project danielbrendel/asatru-php</text:p>
        </text:list-item>
        <text:list-item>
          <text:p text:style-name="P146">Wait until composer has finished its job.</text:p>
        </text:list-item>
        <text:list-item>
          <text:p text:style-name="P146">That‘s it. You can now start developing apps with the framework.</text:p>
        </text:list-item>
        <text:list-item>
          <text:p text:style-name="P147">If everything worked fine you should see a welcome message under &lt;url&gt;/&lt;project-dir&gt;/<text:span text:style-name="T84">index</text:span></text:p>
        </text:list-item>
      </text:list>
      <text:p text:style-name="P7"/>
      <text:p text:style-name="P7"/>
      <text:p text:style-name="P7"/>
      <text:h text:style-name="P144" text:outline-level="2"><text:bookmark-start text:name="__RefHeading___Toc283_4260699229"/><text:span text:style-name="T76">C</text:span><text:span text:style-name="T77">ontroller</text:span><text:bookmark-end text:name="__RefHeading___Toc283_4260699229"/></text:h>
      <text:p text:style-name="P104"/>
      <text:p text:style-name="P9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5"><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5"><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207476060" text:style-name="L2">
        <text:list-item>
          <text:p text:style-name="P222">Asatru\View\ViewHandler: Lets you return a view. See section ‚Views‘ for details</text:p>
        </text:list-item>
        <text:list-item>
          <text:p text:style-name="P222">Asatru\View\PlainHandler: Lets you return plain text. No HTML is rendered</text:p>
        </text:list-item>
        <text:list-item>
          <text:p text:style-name="P223">Asatru\View\JsonHandler: Lets you return Json <text:span text:style-name="T105">content</text:span></text:p>
        </text:list-item>
        <text:list-item>
          <text:p text:style-name="P224">Asatru\View\XmlHandler: Lets you return XML <text:span text:style-name="T105">content</text:span></text:p>
        </text:list-item>
        <text:list-item>
          <text:p text:style-name="P225">Asatru\View\CsvHandler: Lets you return CSV content</text:p>
        </text:list-item>
        <text:list-item>
          <text:p text:style-name="P222">Asatru\View\RedirectHandler: Lets you redirect to an URL</text:p>
        </text:list-item>
        <text:list-item>
          <text:p text:style-name="P222">Asatru\View\DownloadHandler: Let<text:span text:style-name="T136">s </text:span>the client download a file</text:p>
        </text:list-item>
        <text:list-item>
          <text:p text:style-name="P226">Asatru\View\CustomHandler: Lets you customize the type of output</text:p>
        </text:list-item>
      </text:list>
      <text:p text:style-name="P96"/>
      <text:p text:style-name="P101">Each controller handler method accepts a $request variable. It references a request object which can be used to query the dynamic URL parameters or the <text:span text:style-name="T107">request</text:span> data:</text:p>
      <text:list xml:id="list3353709805" text:style-name="L3">
        <text:list-item>
          <text:p text:style-name="P227">Call $request→arg(&lt;name&gt;, &lt;<text:span text:style-name="T112">fallback&gt;</text:span>) in order to fetch an URL parameter</text:p>
        </text:list-item>
        <text:list-item>
          <text:p text:style-name="P227">Call $request→params()→query(&lt;name&gt;, &lt;<text:span text:style-name="T112">fallback&gt;</text:span>) fo fetch a <text:span text:style-name="T107">HTTP request data</text:span>.</text:p>
        </text:list-item>
      </text:list>
      <text:p text:style-name="P96"><text:soft-page-break/></text:p>
      <text:p text:style-name="P112">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246674776" text:style-name="L4">
        <text:list-item>
          <text:p text:style-name="P228">required: This item must be provided</text:p>
        </text:list-item>
        <text:list-item>
          <text:p text:style-name="P228">email: The item must contain a valid E-Mail address</text:p>
        </text:list-item>
        <text:list-item>
          <text:p text:style-name="P228">min:&lt;num&gt; The item must contain at least &lt;num&gt; characters</text:p>
        </text:list-item>
        <text:list-item>
          <text:p text:style-name="P228">max:&lt;num&gt; The item must contain not more than &lt;num&gt; characters</text:p>
        </text:list-item>
        <text:list-item>
          <text:p text:style-name="P229">datetime The item needs to be in a valid datetime format</text:p>
        </text:list-item>
        <text:list-item>
          <text:p text:style-name="P231">number The item needs to be a valid number</text:p>
        </text:list-item>
        <text:list-item>
          <text:p text:style-name="P231">regex:pattern The item must match the regex pattern</text:p>
          <text:p text:style-name="P231"/>
        </text:list-item>
      </text:list>
      <text:p text:style-name="P110">Separate a validator with the | character, e.g. „required|email“.</text:p>
      <text:p text:style-name="P110"/>
      <text:p text:style-name="P109">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826474392" text:style-name="L5">
        <text:list-item>
          <text:p text:style-name="P230">public function getIdent(): Return the name of your validator ident. This is used in the validation string identifying your validator. </text:p>
        </text:list-item>
        <text:list-item>
          <text:p text:style-name="P230">Public function verify($value, $args = null): This method is used to validate the data. It recieves the value that needs to be checked and optionally arguments that to adjust the validation</text:p>
        </text:list-item>
        <text:list-item>
          <text:p text:style-name="P230">public function getError(): Here you need to return an error string describing the failure if the validation has failed </text:p>
        </text:list-item>
      </text:list>
      <text:p text:style-name="P109"/>
      <text:p text:style-name="P109">You can create a validator comfortably using the asatru CLI command.</text:p>
      <text:p text:style-name="P109"/>
      <text:p text:style-name="P109">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09"/>
      <text:p text:style-name="P120">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1"/>
      <text:h text:style-name="P130" text:outline-level="2"><text:bookmark-start text:name="__RefHeading___Toc285_4260699229"/>V<text:span text:style-name="T81">iews</text:span><text:bookmark-end text:name="__RefHeading___Toc285_4260699229"/></text:h>
      <text:p text:style-name="P11"/>
      <text:p text:style-name="P97"><text:span text:style-name="T9">When your controller method is called you will m</text:span><text:span text:style-name="T8">ost of the times want to render a view. There you can utilize the Asatru\View\ViewHandler class. You can specify three different items:</text:span></text:p>
      <text:list xml:id="list1667733625" text:style-name="L6">
        <text:list-item>
          <text:p text:style-name="P148">ViewHandler::setVars(&lt;array&gt;): Lets you pass variables to the view <text:span text:style-name="T95">as key-value pairs</text:span></text:p>
        </text:list-item>
        <text:list-item>
          <text:p text:style-name="P148">ViewHandler::setLayout(&lt;string&gt;): Lets you specify the layout file to be used</text:p>
        </text:list-item>
        <text:list-item>
          <text:p text:style-name="P148">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6">key-value paired </text:span>variables array. <text:span text:style-name="T101">There is also a helper function view() available.</text:span></text:p>
      <text:p text:style-name="P13"/>
      <text:p text:style-name="P9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9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4258467213" text:style-name="L7">
        <text:list-item>
          <text:p text:style-name="P233"><text:span text:style-name="T3">@if: </text:span><text:span text:style-name="T11">Renders</text:span><text:span text:style-name="T3"> an if statement, for instance: @if ($myvar === true)</text:span></text:p>
        </text:list-item>
        <text:list-item>
          <text:p text:style-name="P149">@elseif: Continue with an alternative if statement. For instance: @elseif ($myvar === false)</text:p>
        </text:list-item>
        <text:list-item>
          <text:p text:style-name="P149">@else: Specify an else statement</text:p>
        </text:list-item>
        <text:list-item>
          <text:p text:style-name="P149">@endif: Ends the if condition</text:p>
        </text:list-item>
        <text:list-item>
          <text:p text:style-name="P233"><text:span text:style-name="T3">@for: </text:span><text:span text:style-name="T11">Renders</text:span><text:span text:style-name="T3"> a for loop. For instance: @</text:span><text:span text:style-name="T11">for ($i = 0; $i &lt; 10; $i++)</text:span></text:p>
        </text:list-item>
        <text:list-item>
          <text:p text:style-name="P150">@endfor: Ends the for loop</text:p>
        </text:list-item>
        <text:list-item>
          <text:p text:style-name="P232"><text:span text:style-name="T11">@foreach: Renders a foreach loop. </text:span><text:span text:style-name="T12">For instance: @foreach ($tokens as $token)</text:span></text:p>
        </text:list-item>
        <text:list-item>
          <text:p text:style-name="P151">@endforeach: Ends the foreach statement</text:p>
        </text:list-item>
        <text:list-item>
          <text:p text:style-name="P151">@while: Renders a while statement. For instance: @while ($a &lt; 10)</text:p>
        </text:list-item>
        <text:list-item>
          <text:p text:style-name="P151">@endwhile: Ends a while statement</text:p>
        </text:list-item>
        <text:list-item>
          <text:p text:style-name="P152">@break: Renders a break statement</text:p>
        </text:list-item>
        <text:list-item>
          <text:p text:style-name="P152">@continue: Renders a continue statement</text:p>
        </text:list-item>
        <text:list-item>
          <text:p text:style-name="P152">@switch: Renders a switch statement. For instance @switch ($var)</text:p>
        </text:list-item>
        <text:list-item>
          <text:p text:style-name="P152">@case: Renders a case condition. For instance @case 1</text:p>
        </text:list-item>
        <text:list-item>
          <text:p text:style-name="P152">@default: Renders a default condition.</text:p>
        </text:list-item>
        <text:list-item>
          <text:p text:style-name="P152">@endswitch: Ends the switch statement</text:p>
        </text:list-item>
        <text:list-item>
          <text:p text:style-name="P152">@comment: Renders a comment. For instance @comment This is rendered as a comment</text:p>
        </text:list-item>
        <text:list-item>
          <text:p text:style-name="P152">@include<text:span text:style-name="T107">(‚file‘)</text:span>: Replaces the line with the rendered content of the specified file. For instance @include<text:span text:style-name="T107">(</text:span>„my-file.php“<text:span text:style-name="T107">)</text:span></text:p>
        </text:list-item>
        <text:list-item>
          <text:p text:style-name="P152">@isset: Checks whether an object is set</text:p>
        </text:list-item>
        <text:list-item>
          <text:p text:style-name="P152">@isnotset: Checks whether an object is not set</text:p>
        </text:list-item>
        <text:list-item>
          <text:p text:style-name="P152">@endset: Ends the block if an isset/isnotset statement</text:p>
        </text:list-item>
        <text:list-item>
          <text:p text:style-name="P153">@empty: Checks if an expression is empty</text:p>
        </text:list-item>
        <text:list-item>
          <text:p text:style-name="P153">@endempty: Ends the block of @empty</text:p>
        </text:list-item>
        <text:list-item>
          <text:p text:style-name="P153">@notempty: Checks if an expression is not empty</text:p>
        </text:list-item>
        <text:list-item>
          <text:p text:style-name="P153">@endnotempty: Ends the block of @notempty</text:p>
        </text:list-item>
        <text:list-item>
          <text:p text:style-name="P153">@debug: Handles the block if in debug mode</text:p>
        </text:list-item>
        <text:list-item>
          <text:p text:style-name="P153"><text:soft-page-break/>@enddebug: Ends the block of @debug</text:p>
        </text:list-item>
        <text:list-item>
          <text:p text:style-name="P153">@env(‚var‘, ‚opt:value‘): Either checks if an env var exists or if a non null value is provided it checks if it equals the value</text:p>
        </text:list-item>
        <text:list-item>
          <text:p text:style-name="P153">@endenv: Ends the block of @env</text:p>
        </text:list-item>
        <text:list-item>
          <text:p text:style-name="P154">@php: Start a PHP code block</text:p>
        </text:list-item>
        <text:list-item>
          <text:p text:style-name="P154">@endphp: End a PHP code block</text:p>
        </text:list-item>
        <text:list-item>
          <text:p text:style-name="P155">@end: Generic block ending</text:p>
        </text:list-item>
        <text:list-item>
          <text:p text:style-name="P151">@csrf: Inserts a hidden input field with the current CSRF token used for forms</text:p>
        </text:list-item>
        <text:list-item>
          <text:p text:style-name="P156">@method(‚name‘): Inserts a hidden input field with a custom request method, useful to use request methods such as PATCH, PUT or DELETE in your forms.</text:p>
        </text:list-item>
        <text:list-item>
          <text:p text:style-name="P157">{{ &lt;output&gt; }}: This will output your code into the buffer. This can be used to output variables. Internally it uses htmlspecialchars in order to prevent XSS.</text:p>
        </text:list-item>
        <text:list-item>
          <text:p text:style-name="P158">@{{ expression }}: Will leave the expression wrapped in brackets.</text:p>
        </text:list-item>
        <text:list-item>
          <text:p text:style-name="P159">{!!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10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6">when using as input (for instance for webpack) and in public/ when referencing in your code</text:span>.</text:p>
      <text:h text:style-name="P132" text:outline-level="2"><text:bookmark-start text:name="__RefHeading___Toc287_4260699229"/>Database access<text:bookmark-end text:name="__RefHeading___Toc287_4260699229"/></text:h>
      <text:p text:style-name="P10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3"><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2"><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3091584206" text:style-name="L8">
        <text:list-item>
          <text:p text:style-name="P160">column(name, data_type, opt:size): Init new column creating with name and datatype. Optionally you can also specify the size</text:p>
        </text:list-item>
        <text:list-item>
          <text:p text:style-name="P160">collation(ident): Specify a collation for the column</text:p>
        </text:list-item>
        <text:list-item>
          <text:p text:style-name="P160">charset(ident): Specify a character set for the column</text:p>
        </text:list-item>
        <text:list-item>
          <text:p text:style-name="P160">nullable(opt:flag): Specify if the column can be null or not</text:p>
        </text:list-item>
        <text:list-item>
          <text:p text:style-name="P160">default(value): Specify a default value for the column</text:p>
        </text:list-item>
        <text:list-item>
          <text:p text:style-name="P160">unsigned(opt:flag): Specify if the column can be unsigned</text:p>
        </text:list-item>
        <text:list-item>
          <text:p text:style-name="P160">comment(text): Specify a comment for the column</text:p>
        </text:list-item>
        <text:list-item>
          <text:p text:style-name="P160">auto_increment(): Enable auto increment for the column</text:p>
        </text:list-item>
        <text:list-item>
          <text:p text:style-name="P160">primary_key(): Set this column as primary key</text:p>
        </text:list-item>
        <text:list-item>
          <text:p text:style-name="P160">after(column): Place this column after the specified column</text:p>
        </text:list-item>
        <text:list-item>
          <text:p text:style-name="P160">commit(): Finish column creation</text:p>
        </text:list-item>
      </text:list>
      <text:p text:style-name="P21"/>
      <text:p text:style-name="P20">In your down() method you call the drop() method of a database object.</text:p>
      <text:p text:style-name="P20"/>
      <text:p text:style-name="P123"><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4"><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3"><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967990857" text:style-name="L9">
        <text:list-item>
          <text:p text:style-name="P234"><text:span text:style-name="T22">M</text:span><text:span text:style-name="T3">odel::where(name, comparision, value): Use a conditional and-query. Call the method for each condition</text:span></text:p>
        </text:list-item>
        <text:list-item>
          <text:p text:style-name="P161">Model::whereOr(name, comparision, value): Use a conditional or-query. Call the method for each condition</text:p>
        </text:list-item>
        <text:list-item>
          <text:p text:style-name="P161">Model::limit(count): Limit the query result</text:p>
        </text:list-item>
        <text:list-item>
          <text:p text:style-name="P161">Model::groupBy(ident): Group items by ident</text:p>
        </text:list-item>
        <text:list-item>
          <text:p text:style-name="P161">Model::orderBy(ident, type): Order items by ident. Type is either asc or desc.</text:p>
        </text:list-item>
        <text:list-item>
          <text:p text:style-name="P161">Model::first(): Get first item. <text:span text:style-name="T108">Returns a collection with accessors to the items</text:span></text:p>
        </text:list-item>
        <text:list-item>
          <text:p text:style-name="P161">Model::get(): Perform the query and get the items. <text:span text:style-name="T108">Returns a collection with collections for each retrieved item</text:span></text:p>
        </text:list-item>
        <text:list-item>
          <text:p text:style-name="P161">Model::all(): Get the entire table. <text:span text:style-name="T110">Returns a collection with collections for all items.</text:span></text:p>
        </text:list-item>
        <text:list-item>
          <text:p text:style-name="P162">Model::find(id, key): Find an entry by id. Use key parameter if you want to specify the name of the key so look for</text:p>
        </text:list-item>
        <text:list-item>
          <text:p text:style-name="P161">Model::count(): Get the amount of found items</text:p>
        </text:list-item>
        <text:list-item>
          <text:p text:style-name="P163">Model::aggregate(type, column, opt:name): Find an aggregate of the column (avg, min, max, sum, etc.)</text:p>
        </text:list-item>
        <text:list-item>
          <text:p text:style-name="P163">Model::whereBetween(column, value1, value2): Use a conditional between and-query. Call the method for each condition</text:p>
        </text:list-item>
        <text:list-item>
          <text:p text:style-name="P163">Model::whereBetweenOr(column, value1, value2): Use a conditional between or-query. Call the method for each condition</text:p>
        </text:list-item>
        <text:list-item>
          <text:p text:style-name="P161">Model::update(ident, value): Add this item to the updated item list</text:p>
        </text:list-item>
        <text:list-item>
          <text:p text:style-name="P161">Model::insert(ident, value): Add this item to the inserted item list</text:p>
        </text:list-item>
        <text:list-item>
          <text:p text:style-name="P161">Model::go(): Perform either an update or insert operation</text:p>
        </text:list-item>
        <text:list-item>
          <text:p text:style-name="P161">Model::delete(): Perform a delete operation</text:p>
        </text:list-item>
        <text:list-item>
          <text:p text:style-name="P164">Model::raw(qry, args): Perform a raw database operation <text:span text:style-name="T119">(Identify current table with the @THIS special variable)</text:span></text:p>
        </text:list-item>
        <text:list-item>
          <text:p text:style-name="P165">Model::toSql($withParams): Return the prepared SQL statement instead of performing the actual query. Set optional parameter to true if the actual params shall be integrated.</text:p>
        </text:list-item>
      </text:list>
      <text:p text:style-name="P128"><text:span text:style-name="T27">T</text:span><text:span text:style-name="T3">he result of the operation depends of the its kind:</text:span></text:p>
      <text:list xml:id="list47610461" text:style-name="L10">
        <text:list-item>
          <text:p text:style-name="P166">For fetching data it returns an instance of Asatru\Database\Collection. <text:span text:style-name="T113">The Collection class implements Iterator and Countable, so you can use the count() function and also use a class instance with the foreach iteration loop.</text:span></text:p>
          <text:list>
            <text:list-item>
              <text:p text:style-name="P166"><text:span text:style-name="T113">C</text:span>all the count() method to get the amount of collected entries</text:p>
            </text:list-item>
            <text:list-item>
              <text:p text:style-name="P166"><text:span text:style-name="T113">C</text:span>all the get(&lt;ident&gt;) method to get the related item. This can be an instance of the collection class, too.</text:p>
            </text:list-item>
            <text:list-item>
              <text:p text:style-name="P167">Call the first() method to get the first item in list</text:p>
            </text:list-item>
            <text:list-item>
              <text:p text:style-name="P167">Call the last() method to get the last item in list</text:p>
            </text:list-item>
            <text:list-item>
              <text:p text:style-name="P166">Call each(&lt;callback&gt;) in order to iterate through all collected items</text:p>
            </text:list-item>
            <text:list-item>
              <text:p text:style-name="P169">Call the asArray() method if you want to return the data as array</text:p>
            </text:list-item>
          </text:list>
        </text:list-item>
        <text:list-item>
          <text:p text:style-name="P166">For inserting, updating and deleting it returns a boolean indicating whether the operation could be executed</text:p>
        </text:list-item>
        <text:list-item>
          <text:p text:style-name="P166">For getting the count it returns the amount of found entries</text:p>
        </text:list-item>
      </text:list>
      <text:p text:style-name="P42"/>
      <text:p text:style-name="P108"><text:span text:style-name="T27">In order t</text:span><text:span text:style-name="T28">o manage migrations you can use the following functions:</text:span></text:p>
      <text:list xml:id="list530008239" text:style-name="L11">
        <text:list-item>
          <text:p text:style-name="P170">migrate_fresh(<text:span text:style-name="T125">$echo = false</text:span>): Drops all tables and recreates them</text:p>
        </text:list-item>
        <text:list-item>
          <text:p text:style-name="P171">migrate_list(<text:span text:style-name="T125">$echo = false</text:span>): Runs only newly created migration scripts</text:p>
        </text:list-item>
        <text:list-item>
          <text:p text:style-name="P171">migrate_drop(<text:span text:style-name="T125">$echo = false</text:span>): Drops all migrations</text:p>
        </text:list-item>
      </text:list>
      <text:p text:style-name="P81">If you set $echo to true then it will print out the current handled migration.</text:p>
      <text:p text:style-name="P47"/>
      <text:p text:style-name="P42"/>
      <text:p text:style-name="P106"><text:span text:style-name="T21">The database connection is adjusted via the .env file. S</text:span><text:span text:style-name="T22">ee</text:span><text:span text:style-name="T21"> the related section for details.</text:span></text:p>
      <text:p text:style-name="P46"/>
      <text:p text:style-name="P46"/>
      <text:h text:style-name="P131" text:outline-level="2"><text:bookmark-start text:name="__RefHeading___Toc968_4279494639"/>M<text:span text:style-name="T99">odules</text:span><text:bookmark-end text:name="__RefHeading___Toc968_4279494639"/></text:h>
      <text:p text:style-name="P12"/>
      <text:p text:style-name="P12">W<text:span text:style-name="T99">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3" text:outline-level="2"><text:bookmark-start text:name="__RefHeading___Toc290_4260699229"/>A<text:span text:style-name="T82">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8" text:outline-level="2"><text:bookmark-start text:name="__RefHeading___Toc1370_2945935099"/>Config management<text:bookmark-end text:name="__RefHeading___Toc1370_2945935099"/></text:h>
      <text:p text:style-name="P23"/>
      <text:p text:style-name="P23">The framework <text:span text:style-name="T111">offers the possibility to query configuration data from config files. </text:span><text:span text:style-name="T117">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7">f</text:span> this behaviour and return the array instead, simply pass ‚false‘ as second argument.</text:p>
      <text:p text:style-name="P71"/>
      <text:p text:style-name="P71">$data = config(‚test‘, false);</text:p>
      <text:p text:style-name="P70"/>
      <text:h text:style-name="P133" text:outline-level="2"><text:bookmark-start text:name="__RefHeading___Toc292_4260699229"/>L<text:span text:style-name="T82">ocalization</text:span><text:bookmark-end text:name="__RefHeading___Toc292_4260699229"/></text:h>
      <text:p text:style-name="P22"/>
      <text:p text:style-name="P111"><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7"><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3" text:outline-level="2"><text:bookmark-start text:name="__RefHeading___Toc294_4260699229"/>L<text:span text:style-name="T82">ogging</text:span><text:bookmark-end text:name="__RefHeading___Toc294_4260699229"/></text:h>
      <text:p text:style-name="P24"/>
      <text:p text:style-name="P24">The framework supports logging. When <text:span text:style-name="T120">logging is enabled</text:span> a logfile will automatically be created inside the app/logs directory. </text:p>
      <text:p text:style-name="P24"/>
      <text:p text:style-name="P24">Use the addLog() function in order to log to the buffer. You can use different log types:</text:p>
      <text:list xml:id="list132526550" text:style-name="L12">
        <text:list-item>
          <text:p text:style-name="P172"><text:span text:style-name="T100">ASATRU_</text:span>LOG_INFO: An information message</text:p>
        </text:list-item>
        <text:list-item>
          <text:p text:style-name="P173"><text:span text:style-name="T100">ASATRU_</text:span>LOG_DEBUG: A debug message</text:p>
        </text:list-item>
        <text:list-item>
          <text:p text:style-name="P173"><text:span text:style-name="T100">ASATRU_</text:span>LOG_WARNING: A warning message</text:p>
        </text:list-item>
        <text:list-item>
          <text:p text:style-name="P173"><text:span text:style-name="T100">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3" text:outline-level="2"><text:bookmark-start text:name="__RefHeading___Toc296_4260699229"/>E<text:span text:style-name="T82">nvironment configuration</text:span><text:bookmark-end text:name="__RefHeading___Toc296_4260699229"/></text:h>
      <text:p text:style-name="P25"/>
      <text:p text:style-name="P118"><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2746484492" text:style-name="L13">
        <text:list-item>
          <text:p text:style-name="P174">APP_NAME: The name of your app</text:p>
        </text:list-item>
        <text:list-item>
          <text:p text:style-name="P174">APP_VERSON: The version of your app</text:p>
        </text:list-item>
        <text:list-item>
          <text:p text:style-name="P174">APP_AUTHOR: The name of the author of the app</text:p>
        </text:list-item>
        <text:list-item>
          <text:p text:style-name="P174">APP_CONTACT: Contact information of the app</text:p>
        </text:list-item>
        <text:list-item>
          <text:p text:style-name="P174">APP_DEBUG: Toggle debug mode</text:p>
        </text:list-item>
        <text:list-item>
          <text:p text:style-name="P174">APP_BASEDIR: Use this to specify the base dir on the webserver where your project is located i<text:span text:style-name="T83">n</text:span></text:p>
        </text:list-item>
        <text:list-item>
          <text:p text:style-name="P175">APP_TIMEZONE: Set a custom timezone by specifying a valid timezone identifier or just null or an empty string if you want to use the system default timezone</text:p>
        </text:list-item>
        <text:list-item>
          <text:p text:style-name="P174">SESSION_<text:span text:style-name="T126">ENABLE</text:span>: Toggle here whether you want to use sessions in your app</text:p>
        </text:list-item>
        <text:list-item>
          <text:p text:style-name="P176">SESSION_DURATION: Time in seconds when the session shall expire or null/0 if it shall expire when closing browser/tab</text:p>
        </text:list-item>
        <text:list-item>
          <text:p text:style-name="P176">SESSION_NAME: Specify an alternative session cookie name</text:p>
        </text:list-item>
        <text:list-item>
          <text:p text:style-name="P177">DB_ENABLE: Set to true if you want to connect to a database</text:p>
        </text:list-item>
        <text:list-item>
          <text:p text:style-name="P174">DB_HOST: The host address for your database connection</text:p>
        </text:list-item>
        <text:list-item>
          <text:p text:style-name="P174">DB_USER: The database user name</text:p>
        </text:list-item>
        <text:list-item>
          <text:p text:style-name="P174">DB_PASSWORD: The database password</text:p>
        </text:list-item>
        <text:list-item>
          <text:p text:style-name="P174">DB_PORT: The port which shall be used for connection</text:p>
        </text:list-item>
        <text:list-item>
          <text:p text:style-name="P174">DB_DATABASE: The name of the actual database</text:p>
        </text:list-item>
        <text:list-item>
          <text:p text:style-name="P235"><text:span text:style-name="T40">DB_DRIVER: The driver to be used. Currently o</text:span><text:span text:style-name="T41">nly MySQL is supported.</text:span></text:p>
        </text:list-item>
        <text:list-item>
          <text:p text:style-name="P178">DB_CHARSET: <text:span text:style-name="T121">Charset for when connecting to the database.</text:span></text:p>
        </text:list-item>
        <text:list-item>
          <text:p text:style-name="P236"><text:span text:style-name="T41">S</text:span><text:span text:style-name="T3">MTP_FROMNAME: Specify the name of the sender, e.g. your application name</text:span></text:p>
        </text:list-item>
        <text:list-item>
          <text:p text:style-name="P179">SMTP_FROMADDRESS: Specify the e-mail address which shall be used as the sender address</text:p>
        </text:list-item>
        <text:list-item>
          <text:p text:style-name="P179">SMTP_HOST: Hostname or address of the SMTP server</text:p>
        </text:list-item>
        <text:list-item>
          <text:p text:style-name="P179">SMTP_PORT: Port to connect through, e.g. 587 for TLS encrypted connection</text:p>
        </text:list-item>
        <text:list-item>
          <text:p text:style-name="P179">SMTP_USERNAME: Login name for the server</text:p>
        </text:list-item>
        <text:list-item>
          <text:p text:style-name="P179">SMTP_PASSWORD: Login password for the server</text:p>
        </text:list-item>
        <text:list-item>
          <text:p text:style-name="P179">SMTP_ENCRYPTION: Either ‚tls‘ or ‚smtps‘.</text:p>
        </text:list-item>
        <text:list-item>
          <text:p text:style-name="P180">LOG_ENABLE: <text:span text:style-name="T121">Boolean to toggle logging</text:span></text:p>
        </text:list-item>
      </text:list>
      <text:p text:style-name="P78"/>
      <text:p text:style-name="P85"><text:span text:style-name="T134">There</text:span> is a special environment variable for testing <text:span text:style-name="T134">(.env.testing)</text:span> required depending on your environment:</text:p>
      <text:list xml:id="list1519469152" text:style-name="L14">
        <text:list-item>
          <text:p text:style-name="P181">APP_URL: Base URL to be used for testing controller actions. For instance: http://localhost:8000</text:p>
        </text:list-item>
      </text:list>
      <text:p text:style-name="P26"/>
      <text:p text:style-name="P103"><text:span text:style-name="T3">To query an environment variable you can just use the $_ENV superglobal or use the env_get() function. </text:span><text:span text:style-name="T20">These helper function exists:</text:span></text:p>
      <text:list xml:id="list1595156859" text:style-name="L15">
        <text:list-item>
          <text:p text:style-name="P182">env_parse(&lt;file&gt;): Parse additional .env files</text:p>
        </text:list-item>
        <text:list-item>
          <text:p text:style-name="P182">env_get(&lt;ident&gt;): Query an environment variable value</text:p>
        </text:list-item>
        <text:list-item>
          <text:p text:style-name="P183">env_exists(&lt;ident&gt;): Checks if an environment variable exists</text:p>
        </text:list-item>
        <text:list-item>
          <text:p text:style-name="P182">env_clear(): Clear all variables. This is normally not needed</text:p>
        </text:list-item>
        <text:list-item>
          <text:p text:style-name="P182">env_hash_error(): Check if there has been an error when parsing the env file</text:p>
        </text:list-item>
        <text:list-item>
          <text:p text:style-name="P182">env_errorStr(): Query the error string of the last parsing error</text:p>
        </text:list-item>
      </text:list>
      <text:p text:style-name="P27"><text:soft-page-break/></text:p>
      <text:p text:style-name="P28">Feel free to add more environment <text:s/>variables to your .env file. Supported are strings, integers, floats, booleans and null.</text:p>
      <text:h text:style-name="P133" text:outline-level="2"><text:bookmark-start text:name="__RefHeading___Toc298_4260699229"/>H<text:span text:style-name="T82">elpers</text:span><text:bookmark-end text:name="__RefHeading___Toc298_4260699229"/></text:h>
      <text:p text:style-name="P29"/>
      <text:p text:style-name="P29">The framework provides some basic helper functions in order to ease your workflow. The following ones exist:</text:p>
      <text:list xml:id="list3749432466" text:style-name="L16">
        <text:list-item>
          <text:p text:style-name="P184">base_path(<text:span text:style-name="T106">$path</text:span>): Returns the full path to your projects root directory <text:span text:style-name="T106">where additional $path can be appended</text:span></text:p>
        </text:list-item>
        <text:list-item>
          <text:p text:style-name="P184">app_path(<text:span text:style-name="T106">$path</text:span>): Returns the full path to your app directory <text:span text:style-name="T106">where additional $path can be appended</text:span></text:p>
        </text:list-item>
        <text:list-item>
          <text:p text:style-name="P184"><text:span text:style-name="T106">public</text:span>_path(<text:span text:style-name="T106">$path</text:span>): Returns the full path to your <text:span text:style-name="T106">public</text:span> directory <text:span text:style-name="T106">where additional $path can be appended</text:span></text:p>
        </text:list-item>
        <text:list-item>
          <text:p text:style-name="P184">base_url(<text:span text:style-name="T114">$port = false</text:span>): Returns the full URL to your projects folder. <text:span text:style-name="T114">If port is not false then the port will be included in the URL.</text:span></text:p>
        </text:list-item>
        <text:list-item>
          <text:p text:style-name="P185">url($<text:span text:style-name="T106">to</text:span>): Return the full URL to the given <text:span text:style-name="T106">destination or the URL root if none specified</text:span></text:p>
        </text:list-item>
        <text:list-item>
          <text:p text:style-name="P186">asset($<text:span text:style-name="T106">asset, </text:span><text:span text:style-name="T115">$mt = false</text:span>): Return the full URL to the specified asset. <text:span text:style-name="T106">When in debug mode and the asset does not exist then the framework throws an exception. </text:span><text:span text:style-name="T115">Set $mt to true in order to include last modification time. This is useful when you want the browser to update its cache when the asset has been updated.</text:span></text:p>
        </text:list-item>
        <text:list-item>
          <text:p text:style-name="P184">csrf_token(): Returns the current CSRF token of your session</text:p>
        </text:list-item>
        <text:list-item>
          <text:p text:style-name="P187">template_command(<text:span text:style-name="T97">$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8">must be </text:span>wrapped in brackets <text:span text:style-name="T98">like valid PHP code</text:span>). Return value is a string with the <text:span text:style-name="T97">code that the template command line shall be replaced with.</text:span></text:p>
        </text:list-item>
        <text:list-item>
          <text:p text:style-name="P188">view($layout, array $yields, $vars = array()): Short way of spawning a ViewHandler instance. <text:span text:style-name="T109">As opposed to using the ViewHandler directly you can also pass only an array with yield and render file instead of array containing an array. This is useful if you only want to render one yield.</text:span></text:p>
        </text:list-item>
        <text:list-item>
          <text:p text:style-name="P189">json(array $content): Short way of returning JSON content</text:p>
        </text:list-item>
        <text:list-item>
          <text:p text:style-name="P189">xml(array $content, $root = ‚data‘): Short way of returning XML content</text:p>
        </text:list-item>
        <text:list-item>
          <text:p text:style-name="P189">csv(array $content, array $header = null): Short way of returning CSV content</text:p>
        </text:list-item>
        <text:list-item>
          <text:p text:style-name="P190">text($content): Short way of returning plain text content</text:p>
        </text:list-item>
        <text:list-item>
          <text:p text:style-name="P191">custom($type, $content): Short way of returning custom content</text:p>
        </text:list-item>
        <text:list-item>
          <text:p text:style-name="P190">redirect($to): Short way of redirecting to an URL. <text:span text:style-name="T116">Also used for form submissions if everything is valid. Old POST data is not stored.</text:span></text:p>
        </text:list-item>
        <text:list-item>
          <text:p text:style-name="P192">back(): <text:span text:style-name="T116">Go back to last </text:span><text:span text:style-name="T131">URL</text:span><text:span text:style-name="T116">. Use case is for submitting forms. </text:span><text:span text:style-name="T132">Useful for dealing with errors during submitting forms</text:span><text:span text:style-name="T116">. Old POST data is temporarly saved. </text:span><text:span text:style-name="T130">Internally the system determines the proper request URL by saving the URL from the last GET request that was not an XHR request.</text:span></text:p>
        </text:list-item>
        <text:list-item>
          <text:p text:style-name="P190">download($resource): Short way of letting the client download a resource</text:p>
        </text:list-item>
        <text:list-item>
          <text:p text:style-name="P193">env($item, $fallback = null): Shortname function to call env_get().</text:p>
        </text:list-item>
        <text:list-item>
          <text:p text:style-name="P194">envck($item, opt:$value): If $value is provided and not null the values are checked, otherwise it just indicates if the env var exists</text:p>
        </text:list-item>
        <text:list-item>
          <text:p text:style-name="P195">abort($code, $ctrl = null): Used to handle server error response codes. Triggers a call to an associated special route handler that handles the error.</text:p>
        </text:list-item>
        <text:list-item>
          <text:p text:style-name="P196">old($key): Return old POST data. Useful if form data shall not be lost if the form data is invalid and the user has to re-submit it.</text:p>
        </text:list-item>
        <text:list-item>
          <text:p text:style-name="P197">slug($content, $delimiter = ‚-‘): Create a slug from a source content string using the given delimiter</text:p>
        </text:list-item>
        <text:list-item>
          <text:p text:style-name="P198"><text:soft-page-break/>route($name, $values = []): Get a named route and optionally set all variables via the key-value paired array</text:p>
        </text:list-item>
      </text:list>
      <text:p text:style-name="P64"/>
      <text:p text:style-name="P117"><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3" text:outline-level="2"><text:bookmark-start text:name="__RefHeading___Toc300_4260699229"/>E<text:span text:style-name="T82">xceptions</text:span><text:bookmark-end text:name="__RefHeading___Toc300_4260699229"/></text:h>
      <text:p text:style-name="P30"/>
      <text:p text:style-name="P41"><text:span text:style-name="T124">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4">be </text:span>show<text:span text:style-name="T124">n</text:span> as output in your browser <text:span text:style-name="T124">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4">can also be stored to the log file</text:span>.</text:p>
      <text:h text:style-name="P145" text:outline-level="2"><text:bookmark-start text:name="__RefHeading___Toc546_1386177123"/><text:span text:style-name="T78">C</text:span><text:span text:style-name="T79">LI t</text:span><text:span text:style-name="T80">ool</text:span><text:bookmark-end text:name="__RefHeading___Toc546_1386177123"/></text:h>
      <text:p text:style-name="P31"/>
      <text:p text:style-name="P119"><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3090868224" text:style-name="L17">
        <text:list-item>
          <text:p text:style-name="P199">help: Displays the help text</text:p>
        </text:list-item>
        <text:list-item>
          <text:p text:style-name="P199"><text:span text:style-name="T85">make:</text:span>model &lt;name&gt;: Creates a model and migration file <text:span text:style-name="T118">according to the name</text:span></text:p>
        </text:list-item>
        <text:list-item>
          <text:p text:style-name="P201">make:module &lt;name&gt; &lt;<text:span text:style-name="T128">opt:args[]</text:span>&gt;: Creates a new module that is dedicated to your business logic. <text:span text:style-name="T128">Arguments can be –base to create a base class, --extends &lt;opt:name&gt; to extend a base class and –final to create a final class.</text:span></text:p>
        </text:list-item>
        <text:list-item>
          <text:p text:style-name="P200"><text:span text:style-name="T85">make:</text:span>controller &lt;name&gt;: Creates a new controller</text:p>
        </text:list-item>
        <text:list-item>
          <text:p text:style-name="P200"><text:span text:style-name="T85">make:</text:span>language &lt;ident&gt;: Creates a new language folder structure with an app.php</text:p>
        </text:list-item>
        <text:list-item>
          <text:p text:style-name="P202">make:validator &lt;name&gt; &lt;ident&gt;: Creates a new validator with the given name and the associated validator ident</text:p>
        </text:list-item>
        <text:list-item>
          <text:p text:style-name="P203">make:event &lt;name&gt; &lt;initial_method&gt;: Creates a new event handler with name as class name and an initial handler method called (initial_method)</text:p>
        </text:list-item>
        <text:list-item>
          <text:p text:style-name="P204">make:command &lt;name&gt;: Creates a new command class</text:p>
        </text:list-item>
        <text:list-item>
          <text:p text:style-name="P205">make:auth: Creates a model and migration used for authentication</text:p>
        </text:list-item>
        <text:list-item>
          <text:p text:style-name="P206">make:cache: Creates a model and migration used for caching</text:p>
        </text:list-item>
        <text:list-item>
          <text:p text:style-name="P207">make:test &lt;name&gt;: Creates a new test case with the given name</text:p>
        </text:list-item>
        <text:list-item>
          <text:p text:style-name="P199">migrate:<text:span text:style-name="T85">fresh</text:span>: Creates a fresh migration of your database. Warning: This will erase all previously inserted data, so please be careful.</text:p>
        </text:list-item>
        <text:list-item>
          <text:p text:style-name="P208">migrate:list: This will only run the newly created migrations</text:p>
        </text:list-item>
        <text:list-item>
          <text:p text:style-name="P208">migrate:drop: This drops all migrations</text:p>
        </text:list-item>
        <text:list-item>
          <text:p text:style-name="P237"><text:span text:style-name="T26">s</text:span><text:span text:style-name="T25">erve</text:span><text:span text:style-name="T26"> &lt;port&gt;: Starts a development server. If port is not provided it uses the port 8000.</text:span></text:p>
        </text:list-item>
      </text:list>
      <text:p text:style-name="P44"/>
      <text:p text:style-name="P126"><text:span text:style-name="T56">Note that the CLI t</text:span><text:span text:style-name="T57">ool</text:span><text:span text:style-name="T56"> is only available in debug mode.</text:span></text:p>
      <text:p text:style-name="P209"/>
      <text:p text:style-name="P127"><text:span text:style-name="T56">R</text:span><text:span text:style-name="T3">egardless of debug mode you can also programmatically run console commands via the Asatru\Console\call() function, for example Asatru\Console\call(„help“). The function returns the caught output text. </text:span><text:span text:style-name="T61">If you want to combine arguments with spaces, you can use the replacement expression „%20“.</text:span></text:p>
      <text:h text:style-name="P134" text:outline-level="2"><text:bookmark-start text:name="__RefHeading___Toc753_2058331456"/>E<text:span text:style-name="T89">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90">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5"/>
      <text:p text:style-name="P105"/>
      <text:p text:style-name="P105"/>
      <text:h text:style-name="P139"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2">Asatru\Commands\</text:span>Command interface.</text:p>
      <text:p text:style-name="P80"/>
      <text:p text:style-name="P80"><text:span text:style-name="T123">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2148185676" text:style-name="L18">
        <text:list-item>
          <text:p text:style-name="P210">getValue(): Gets the current value</text:p>
        </text:list-item>
        <text:list-item>
          <text:p text:style-name="P210">getType(): Gets the value type</text:p>
        </text:list-item>
        <text:list-item>
          <text:p text:style-name="P210">isNull(): Indicates if the value is null</text:p>
        </text:list-item>
        <text:list-item>
          <text:p text:style-name="P210">isEmpty(): Indicates if the value is empty </text:p>
        </text:list-item>
      </text:list>
      <text:p text:style-name="P80"/>
      <text:p text:style-name="P80">You can use the CLI tool to comfortably generate a custom command.</text:p>
      <text:h text:style-name="P135" text:outline-level="2"><text:bookmark-start text:name="__RefHeading___Toc847_4258218402"/>A<text:span text:style-name="T91">uthentication</text:span><text:bookmark-end text:name="__RefHeading___Toc847_4258218402"/></text:h>
      <text:p text:style-name="P33"/>
      <text:p text:style-name="P49">V<text:span text:style-name="T91">ia the Asatru CLI you can create </text:span><text:span text:style-name="T135">basic</text:span><text:span text:style-name="T91"> authentication </text:span><text:span text:style-name="T135">components</text:span><text:span text:style-name="T91">. Be sure to run the migration command (preferably list) after you have issued the command.</text:span></text:p>
      <text:p text:style-name="P49"/>
      <text:p text:style-name="P87">The authentication components consist of migrations and models for authentication and session. It features multisession logins.</text:p>
      <text:p text:style-name="P49"/>
      <text:p text:style-name="P56">The authentication model provides you with the following methods:</text:p>
      <text:list xml:id="list1900709233" text:style-name="L19">
        <text:list-item>
          <text:p text:style-name="P211">register(username, email, password): To register a new user</text:p>
        </text:list-item>
        <text:list-item>
          <text:p text:style-name="P212">confirm(token): Used to confirm validity via a confirmation token</text:p>
        </text:list-item>
        <text:list-item>
          <text:p text:style-name="P211">login(email, <text:span text:style-name="T135">password</text:span>): To log a user in</text:p>
        </text:list-item>
        <text:list-item>
          <text:p text:style-name="P211">logout(): To log <text:span text:style-name="T135">the current</text:span> user out</text:p>
        </text:list-item>
        <text:list-item>
          <text:p text:style-name="P211">getAuthUser(): <text:span text:style-name="T135">Get current authenticated user if any</text:span></text:p>
        </text:list-item>
        <text:list-item>
          <text:p text:style-name="P211">getByEmail(email): Get a user data object by email</text:p>
        </text:list-item>
        <text:list-item>
          <text:p text:style-name="P211">getById(<text:span text:style-name="T135">userId</text:span>): Get <text:span text:style-name="T135">a user data object by user ID</text:span></text:p>
          <text:p text:style-name="P211"/>
        </text:list-item>
      </text:list>
      <text:p text:style-name="P87">The session model provides you with the following methods:</text:p>
      <text:list xml:id="list1122934804" text:style-name="L20">
        <text:list-item>
          <text:p text:style-name="P213">loginSession(userId, session): Logs the user in with current session</text:p>
        </text:list-item>
        <text:list-item>
          <text:p text:style-name="P213">logoutSession(session): Performs a logout from the current session</text:p>
        </text:list-item>
        <text:list-item>
          <text:p text:style-name="P213">findSession(session): Returns a data object from the given session</text:p>
        </text:list-item>
        <text:list-item>
          <text:p text:style-name="P213">hasSession(userId, session): Indicates if there is an active user session</text:p>
        </text:list-item>
        <text:list-item>
          <text:p text:style-name="P213">clearForUser(userId): Clears all sessions of that given user</text:p>
        </text:list-item>
      </text:list>
      <text:p text:style-name="P56"/>
      <text:h text:style-name="P136" text:outline-level="2"><text:bookmark-start text:name="__RefHeading___Toc1000_2949499612"/>C<text:span text:style-name="T102">aching</text:span><text:bookmark-end text:name="__RefHeading___Toc1000_2949499612"/></text:h>
      <text:p text:style-name="P36"/>
      <text:p text:style-name="P52">V<text:span text:style-name="T91">ia the Asatru CLI you can create a caching model and migration. Be sure to run the migration command (preferably list) after you have issued the command.</text:span></text:p>
      <text:p text:style-name="P52"/>
      <text:p text:style-name="P115"><text:span text:style-name="T43">The c</text:span><text:span text:style-name="T45">ache</text:span><text:span text:style-name="T43"> model provides you with the following methods:</text:span></text:p>
      <text:list xml:id="list123601269693798" text:continue-list="list1900709233" text:style-name="L19">
        <text:list-item>
          <text:p text:style-name="P238"><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39"><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40"><text:span text:style-name="T42">h</text:span><text:span text:style-name="T3">as(ident): To check if an item exists in the cache</text:span></text:p>
        </text:list-item>
        <text:list-item>
          <text:p text:style-name="P214">elapsed(ident, timeInSeconds): Returns true if the elements cache time is elapsed, otherwise false</text:p>
        </text:list-item>
        <text:list-item>
          <text:p text:style-name="P215">pull(ident): To obtain and remove an item from the cache</text:p>
        </text:list-item>
        <text:list-item>
          <text:p text:style-name="P214">put(ident, value): Write the given value to the cache with the given ident</text:p>
        </text:list-item>
        <text:list-item>
          <text:p text:style-name="P238"><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7" text:outline-level="2"><text:bookmark-start text:name="__RefHeading___Toc849_4258218402"/>T<text:span text:style-name="T92">esting</text:span><text:bookmark-end text:name="__RefHeading___Toc849_4258218402"/></text:h>
      <text:p text:style-name="P34"/>
      <text:p text:style-name="P50">A<text:span text:style-name="T92">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29">request</text:span>(<text:span text:style-name="T133">method</text:span>, url, data). <text:span text:style-name="T133">Method</text:span> is the <text:span text:style-name="T133">method</text:span> of request, e.g. <text:span text:style-name="T107">GET, POST, PATCH, etc</text:span>. <text:span text:style-name="T129">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3588467092" text:style-name="L21">
        <text:list-item>
          <text:p text:style-name="P216">request($method, $route, $data = array()): Simulates a request to a controller route</text:p>
        </text:list-item>
        <text:list-item>
          <text:p text:style-name="P216">getResponse(): Returns the response of the previous controller route request</text:p>
        </text:list-item>
        <text:list-item>
          <text:p text:style-name="P216">getDatatype(): Returns the data type of the previous controller route request response. If it is a class then the actuall full qualified class name will be returned</text:p>
        </text:list-item>
        <text:list-item>
          <text:p text:style-name="P216">getDebugInfo(): Returns the debug info for the previous controller route request response. Internally uses print_r to generate the debug info</text:p>
        </text:list-item>
        <text:list-item>
          <text:p text:style-name="P216">getTimeDiff(): Returns a float that holds the execution time for the previous controller route test workflow.</text:p>
        </text:list-item>
      </text:list>
      <text:p text:style-name="P50"/>
      <text:p text:style-name="P57">You can use the Asatru CLI to create a new test case.</text:p>
      <text:h text:style-name="P140" text:outline-level="2"><text:bookmark-start text:name="__RefHeading___Toc920_2909966481"/>mail() wrapper<text:bookmark-end text:name="__RefHeading___Toc920_2909966481"/></text:h>
      <text:p text:style-name="P35"/>
      <text:p text:style-name="P51">T<text:span text:style-name="T93">he framework comes with a convenience wrapper for the PHP inbuilt mail() function. It can be used to use views with templating as mail content.</text:span></text:p>
      <text:p text:style-name="P51"/>
      <text:p text:style-name="P61">The <text:span text:style-name="T94">related Asatru\Mailwrapper\Mail </text:span>class provides the following methods:</text:p>
      <text:list xml:id="list3136253960" text:style-name="L22">
        <text:list-item>
          <text:p text:style-name="P217">setRecipient(value): The E-Mail address of the recipient</text:p>
        </text:list-item>
        <text:list-item>
          <text:p text:style-name="P217">setSubject(value): The subject</text:p>
        </text:list-item>
        <text:list-item>
          <text:p text:style-name="P168">setMessage(content): The message content</text:p>
        </text:list-item>
        <text:list-item>
          <text:p text:style-name="P217">setView(layout, array yields, opt:data): Used layout and yields with optionally variables</text:p>
        </text:list-item>
        <text:list-item>
          <text:p text:style-name="P217">setAdditionalHeaders(headers): Set additional header information as string here</text:p>
        </text:list-item>
        <text:list-item>
          <text:p text:style-name="P217">setAdditionalParameters(params): Set additional parameters as string here</text:p>
        </text:list-item>
        <text:list-item>
          <text:p text:style-name="P217">send(): Actually call mail() to send the E-Mail</text:p>
        </text:list-item>
      </text:list>
      <text:p text:style-name="P61"/>
      <text:p text:style-name="P61"/>
      <text:h text:style-name="P141" text:outline-level="2"><text:bookmark-start text:name="__RefHeading___Toc1079_437835681"/>S<text:span text:style-name="T103">MTP Mailer</text:span><text:bookmark-end text:name="__RefHeading___Toc1079_437835681"/></text:h>
      <text:p text:style-name="P37"/>
      <text:p text:style-name="P53">T<text:span text:style-name="T103">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6"><text:span text:style-name="T46">The </text:span><text:span text:style-name="T47">related Asatru\S</text:span><text:span text:style-name="T48">MTPMailer\SMTPMailer</text:span><text:span text:style-name="T47"> </text:span><text:span text:style-name="T46">class provides the following methods:</text:span></text:p>
      <text:list xml:id="list123603172625889" text:continue-numbering="true" text:style-name="L22">
        <text:list-item>
          <text:p text:style-name="P218">setRecipient(value): The E-Mail address of the recipient</text:p>
        </text:list-item>
        <text:list-item>
          <text:p text:style-name="P218">setSubject(value): The subject</text:p>
        </text:list-item>
        <text:list-item>
          <text:p text:style-name="P168">setMessage(content): The message content</text:p>
        </text:list-item>
        <text:list-item>
          <text:p text:style-name="P218">setView(layout, array yields, opt:data): Used layout and yields with optionally variables</text:p>
        </text:list-item>
        <text:list-item>
          <text:p text:style-name="P219">setProperties(array): Used to specify further properties for the current PHPMailer instance. Does overwrite properties previously set by other methods.</text:p>
        </text:list-item>
        <text:list-item>
          <text:p text:style-name="P241"><text:span text:style-name="T46">send(): S</text:span><text:span text:style-name="T48">end the mail using the SMTP server</text:span></text:p>
        </text:list-item>
      </text:list>
      <text:p text:style-name="P65"/>
      <text:p text:style-name="P65"/>
      <text:p text:style-name="P65"/>
      <text:h text:style-name="P143"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434468472" text:style-name="L23">
        <text:list-item>
          <text:p text:style-name="P220">renderTag($name, array $attr): Returns a string with the Html tag where you have to provide the tag name and an optional array of attributes. Specify null for attribute value to have the attribute be rendered without a value.</text:p>
        </text:list-item>
        <text:list-item>
          <text:p text:style-name="P220">renderCloseTag($name): Returns a string containing the closed Html tag</text:p>
        </text:list-item>
      </text:list>
      <text:p text:style-name="P69"/>
      <text:p text:style-name="P69"/>
      <text:p text:style-name="P69"/>
      <text:h text:style-name="P143"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1035532713" text:style-name="L24">
        <text:list-item>
          <text:p text:style-name="P221">begin(array $attr): Begins the form. You can optionally specify attributes via the array param.</text:p>
        </text:list-item>
        <text:list-item>
          <text:p text:style-name="P221">putElement($name, array $attr): Put a form element. You can optionally specify element attributes via the array param</text:p>
        </text:list-item>
        <text:list-item>
          <text:p text:style-name="P221">closeElement($name): Close the current form element</text:p>
        </text:list-item>
        <text:list-item>
          <text:p text:style-name="P221">end(): Finish form rendering</text:p>
        </text:list-item>
      </text:list>
      <text:p text:style-name="P69"/>
      <text:p text:style-name="P69">Note that each method returns a string with the related content.</text:p>
      <text:h text:style-name="P142" text:outline-level="2"><text:bookmark-start text:name="__RefHeading___Toc1156_3253660900"/>n<text:span text:style-name="T104">pm/webpack</text:span><text:bookmark-end text:name="__RefHeading___Toc1156_3253660900"/></text:h>
      <text:p text:style-name="P38"/>
      <text:p text:style-name="P66">The framework supports npm and webpack to build your JavaScript and CSS files. Define your JavaScript implementations in ‚<text:span text:style-name="T106">app/resources</text:span>/js/app.js‘ (you can also create other files which can be imported into the app.js) and define your SASS rules in ‚<text:span text:style-name="T106">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6">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5-01-05T12:36:00.857000000</dc:date>
    <meta:editing-duration>PT11H14M13S</meta:editing-duration>
    <meta:editing-cycles>294</meta:editing-cycles>
    <meta:generator>LibreOffice/7.1.2.2$Windows_X86_64 LibreOffice_project/8a45595d069ef5570103caea1b71cc9d82b2aae4</meta:generator>
    <meta:document-statistic meta:table-count="0" meta:image-count="0" meta:object-count="0" meta:page-count="30" meta:paragraph-count="399" meta:word-count="6467" meta:character-count="39630" meta:non-whitespace-character-count="33762"/>
  </office:meta>
</office:document-meta>
</file>